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1" table:default-cell-style-name="ce7"/>
        <table:table-column table:style-name="co1" table:number-columns-repeated="4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" table:number-columns-repeated="1015" table:default-cell-style-name="ce7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11:39:56.46460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4T13:20:11.529380687</dc:date>
    <meta:editing-duration>P9DT11H36M59S</meta:editing-duration>
    <meta:editing-cycles>134</meta:editing-cycles>
    <meta:generator>LibreOffice/5.1.6.2$Linux_X86_64 LibreOffice_project/10m0$Build-2</meta:generator>
    <meta:document-statistic meta:table-count="6" meta:cell-count="5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